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F000002F73B398CA88B0C0773.png" manifest:media-type="image/png"/>
  <manifest:file-entry manifest:full-path="Pictures/10000201000002F00000018D286C250312709A0D.png" manifest:media-type="image/png"/>
  <manifest:file-entry manifest:full-path="Pictures/10000201000002F300000226A34CF8132898BDB8.png" manifest:media-type="image/png"/>
  <manifest:file-entry manifest:full-path="Pictures/10000201000002F3000002B900F72472AE99292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7122" officeooo:paragraph-rsid="0006712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eedy Prob. #4. Min Diff of Max Min in a Sub-array of size k</text:p>
      <text:p text:style-name="P1"><draw:frame draw:style-name="fr3" draw:name="Image1" text:anchor-type="char" svg:width="19.001cm" svg:height="19.202cm" draw:z-index="0"><draw:image xlink:href="Pictures/10000201000002EF000002F73B398CA88B0C0773.png" xlink:type="simple" xlink:show="embed" xlink:actuate="onLoad" draw:mime-type="image/png"/></draw:frame><text:s/></text:p>
      <text:p text:style-name="P1"><draw:frame draw:style-name="fr1" draw:name="Image2" text:anchor-type="char" svg:width="14.093cm" svg:height="7.44cm" draw:z-index="1"><draw:image xlink:href="Pictures/10000201000002F00000018D286C250312709A0D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width="15.773cm" svg:height="14.561cm" draw:z-index="2"><draw:image xlink:href="Pictures/10000201000002F3000002B900F72472AE99292D.png" xlink:type="simple" xlink:show="embed" xlink:actuate="onLoad" draw:mime-type="image/png"/></draw:frame><text:soft-page-break/><text:s/></text:p>
      <text:p text:style-name="P1"><draw:frame draw:style-name="fr1" draw:name="Image4" text:anchor-type="char" svg:width="16.616cm" svg:height="12.104cm" draw:z-index="3"><draw:image xlink:href="Pictures/10000201000002F300000226A34CF8132898BD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18:51:18.552000000</meta:creation-date>
    <dc:date>2022-02-16T19:05:06.838000000</dc:date>
    <meta:editing-duration>PT8S</meta:editing-duration>
    <meta:editing-cycles>1</meta:editing-cycles>
    <meta:document-statistic meta:table-count="0" meta:image-count="4" meta:object-count="0" meta:page-count="2" meta:paragraph-count="4" meta:word-count="14" meta:character-count="64" meta:non-whitespace-character-count="48"/>
    <meta:generator>LibreOffice/7.1.8.1$Windows_X86_64 LibreOffice_project/e1f30c802c3269a1d052614453f260e49458c82c</meta:generator>
  </office:meta>
</office:document-meta>
</file>